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Regular" svg:font-family="'Noto Sans CJK JP Regular'" style:font-family-generic="swiss" style:font-pitch="variable"/>
    <style:font-face style:name="Noto Sans Mono CJK SC Bold" svg:font-family="'Noto Sans Mono CJK SC 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Noto Sans Mono CJK SC Bold" fo:font-size="18pt" fo:font-weight="bold" officeooo:rsid="00005081" officeooo:paragraph-rsid="00005081"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Noto Sans CJK JP Regular" fo:font-size="15pt" fo:font-weight="bold" officeooo:rsid="00005081" officeooo:paragraph-rsid="00005081" style:font-size-asian="13.1000003814697pt" style:font-weight-asian="bold" style:font-size-complex="15pt" style:font-weight-complex="bold"/>
    </style:style>
    <style:style style:name="P3" style:family="paragraph" style:parent-style-name="Standard" style:list-style-name="L1">
      <style:paragraph-properties fo:text-align="start" style:justify-single-word="false"/>
      <style:text-properties style:font-name="Noto Sans CJK JP Regular" fo:font-size="15pt" fo:font-weight="bold" officeooo:rsid="00005081" officeooo:paragraph-rsid="00005081" style:font-size-asian="13.1000003814697pt" style:font-weight-asian="bold" style:font-size-complex="15pt" style:font-weight-complex="bold"/>
    </style:style>
    <style:style style:name="P4" style:family="paragraph" style:parent-style-name="Standard">
      <style:paragraph-properties fo:text-align="start" style:justify-single-word="false"/>
      <style:text-properties officeooo:paragraph-rsid="00008efa"/>
    </style:style>
    <style:style style:name="P5" style:family="paragraph" style:parent-style-name="Standard" style:list-style-name="L2">
      <style:paragraph-properties fo:text-align="start" style:justify-single-word="false"/>
      <style:text-properties officeooo:paragraph-rsid="0002177d"/>
    </style:style>
    <style:style style:name="T1" style:family="text">
      <style:text-properties officeooo:rsid="00008efa"/>
    </style:style>
    <style:style style:name="T2" style:family="text">
      <style:text-properties style:font-name="Noto Sans CJK JP Regular" fo:font-size="15pt" fo:font-weight="bold" officeooo:rsid="00008efa" style:font-size-asian="13.1000003814697pt" style:font-weight-asian="bold" style:font-size-complex="15pt" style:font-weight-complex="bold"/>
    </style:style>
    <style:style style:name="T3" style:family="text">
      <style:text-properties style:font-name="Noto Sans CJK JP Regular" fo:font-size="15pt" fo:font-weight="bold" style:font-size-asian="15pt" style:font-weight-asian="bold" style:font-size-complex="15pt" style:font-weight-complex="bold"/>
    </style:style>
    <style:style style:name="T4" style:family="text">
      <style:text-properties style:font-name="Noto Sans CJK JP Regular" fo:font-size="15pt" fo:font-weight="bold" officeooo:rsid="00008efa" style:font-size-asian="15pt" style:font-weight-asian="bold" style:font-size-complex="15pt" style:font-weight-complex="bold"/>
    </style:style>
    <style:style style:name="T5" style:family="text">
      <style:text-properties style:font-name="Noto Sans CJK JP Regular" fo:font-size="15pt" fo:font-weight="bold" officeooo:rsid="0002177d" style:font-size-asian="15pt" style:font-weight-asian="bold" style:font-size-complex="15pt" style:font-weight-complex="bold"/>
    </style:style>
    <style:style style:name="T6" style:family="text">
      <style:text-properties style:font-name="Noto Sans CJK JP Regular" fo:font-size="15pt" fo:font-weight="bold" officeooo:rsid="0002282f" style:font-size-asian="15pt" style:font-weight-asian="bold" style:font-size-complex="15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EDIT LEAD PREDICTION APPROACH</text:p>
      <text:p text:style-name="P1"/>
      <text:p text:style-name="P1"/>
      <text:p text:style-name="P2">1. Initial Steps in the approach involved EDA. The problem looked like of imbalance binary classification for which we needed to balance out the data. The insights were that credit producct have missing values which needed to be tackled. And the most of the data was positively skewed so needed to normalise or rescale it.</text:p>
      <text:p text:style-name="P2"/>
      <text:p text:style-name="P2">2. Feature Engineering was the next step.</text:p>
      <text:list xml:id="list3708071349938445783" text:style-name="L1">
        <text:list-item>
          <text:p text:style-name="P3">Created Active_occ by combining Is_Active and Occupation.</text:p>
        </text:list-item>
        <text:list-item>
          <text:p text:style-name="P3">Created Active_gen by combining Gender and Is_Active.</text:p>
        </text:list-item>
        <text:list-item>
          <text:p text:style-name="P3">Created Active_credit by combining Credit_Product and Is_Active.</text:p>
        </text:list-item>
        <text:list-item>
          <text:p text:style-name="P3">Created Active_channel by combining Is_Active and Channel_Code.</text:p>
        </text:list-item>
        <text:list-item>
          <text:p text:style-name="P3">Created log_balance by taking the log of Avg Account Balance.</text:p>
        </text:list-item>
        <text:list-item>
          <text:p text:style-name="P3">Binning the age to create the age groups feature.</text:p>
        </text:list-item>
      </text:list>
      <text:p text:style-name="P2"/>
      <text:p text:style-name="P2">3. Balancing of the training dataset was performed using SMOTE upsampling technique.</text:p>
      <text:p text:style-name="P2"/>
      <text:p text:style-name="P2">4. <text:span text:style-name="T1">Scaling of the training and testing dataset was done by using minmax scaler.</text:span></text:p>
      <text:p text:style-name="P2"/>
      <text:p text:style-name="P4"><text:span text:style-name="T3">This became my general frame work for data preparation before feeding it into any model. </text:span><text:span text:style-name="Strong_20_Emphasis"><text:span text:style-name="T3">A </text:span></text:span><text:span text:style-name="Strong_20_Emphasis"><text:span text:style-name="T4">SVC</text:span></text:span><text:span text:style-name="Strong_20_Emphasis"><text:span text:style-name="T3"> model with these set of features gave me a score of 0.</text:span></text:span><text:span text:style-name="Strong_20_Emphasis"><text:span text:style-name="T4">52</text:span></text:span><text:span text:style-name="Strong_20_Emphasis"><text:span text:style-name="T3"> </text:span></text:span><text:span text:style-name="Strong_20_Emphasis"><text:span text:style-name="T4">initially</text:span></text:span><text:span text:style-name="T3">. What followed after this was sheer pragmatism. I created several models based on </text:span><text:soft-page-break/><text:span text:style-name="T3">approximately the same framework and differentiated them by adding variability. Some of the important variations were</text:span></text:p>
      <text:p text:style-name="P4"><text:span text:style-name="T3"/></text:p>
      <text:list xml:id="list9131969972843412282" text:style-name="L2">
        <text:list-item>
          <text:p text:style-name="P5"><text:span text:style-name="T3">Using lightboost </text:span><text:span text:style-name="T5">with cross validation with 5-Fold.</text:span></text:p>
        </text:list-item>
        <text:list-item>
          <text:p text:style-name="P5"><text:span text:style-name="T5">Using </text:span><text:span text:style-name="T3">xgboost </text:span><text:span text:style-name="T5">with cross validation with 5-Fold.</text:span></text:p>
        </text:list-item>
        <text:list-item>
          <text:p text:style-name="P5"><text:span text:style-name="T5">Using</text:span><text:span text:style-name="T3"> catboost </text:span><text:span text:style-name="T5">with cross validation with 5-Fold.</text:span></text:p>
        </text:list-item>
        <text:list-item>
          <text:p text:style-name="P5"><text:span text:style-name="T5">I <text:s/>tuned the hyper-parameters in such a way to arrive at this accuracy.</text:span></text:p>
        </text:list-item>
        <text:list-item>
          <text:p text:style-name="P5"><text:span text:style-name="T5">I took the most similar scoring prediction</text:span><text:span text:style-name="T6">s</text:span><text:span text:style-name="T5"> with the least correlation and took their weighted average. I continued this process in an uphill fashion </text:span><text:span text:style-name="T6">to arrivr at this accurac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Regular" svg:font-family="'Noto Sans CJK JP Regular'" style:font-family-generic="swiss" style:font-pitch="variable"/>
    <style:font-face style:name="Noto Sans Mono CJK SC Bold" svg:font-family="'Noto Sans Mono CJK SC 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30T23:08:47.758604485</meta:creation-date>
    <dc:date>2021-05-30T23:41:56.526545788</dc:date>
    <meta:editing-duration>PT1M27S</meta:editing-duration>
    <meta:editing-cycles>1</meta:editing-cycles>
    <meta:document-statistic meta:table-count="0" meta:image-count="0" meta:object-count="0" meta:page-count="2" meta:paragraph-count="17" meta:word-count="272" meta:character-count="1672" meta:non-whitespace-character-count="1427"/>
    <meta:generator>LibreOffice/5.1.6.2$Linux_X86_64 LibreOffice_project/10m0$Build-2</meta:generator>
  </office:meta>
</office:document-meta>
</file>